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052cm" svg:height="1.605cm" svg:x="1.442cm" svg:y="1.382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32cm" svg:height="1.605cm" svg:x="9.312cm" svg:y="1.384cm">
          <text:p text:style-name="P1"><text:span text:style-name="T1">Search P'' ~ P' </text:span></text:p>
          <text:p text:style-name="P1"><text:span text:style-name="T1">such that P'' has</text:span></text:p>
          <text:p text:style-name="P1"><text:span text:style-name="T1">active process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.532cm" svg:height="1.605cm" svg:x="12.743cm" svg:y="1.365cm">
          <text:p text:style-name="P1"><text:span text:style-name="T1">Migrate task</text:span></text:p>
          <text:p text:style-name="P1"><text:span text:style-name="T1">to a processor</text:span></text:p>
          <text:p text:style-name="P1"><text:span text:style-name="T1">in P''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44cm" svg:y1="2.186cm" svg:x2="12.743cm" svg:y2="2.167cm" draw:start-shape="id1" draw:start-glue-point="1" draw:end-shape="id2" draw:end-glue-point="3" svg:d="m11844 2186 899-19">
          <text:p/>
        </draw:connector>
        <draw:custom-shape draw:style-name="gr1" draw:text-style-name="P2" draw:id="id4" draw:layer="layout" svg:width="3.052cm" svg:height="1.605cm" svg:x="5.342cm" svg:y="1.383cm">
          <text:p text:style-name="P1"><text:span text:style-name="T1">Estimate P' based on</text:span></text:p>
          <text:p text:style-name="P1"><text:span text:style-name="T1">I = IPC</text:span></text:p>
          <text:p text:style-name="P1"><text:span text:style-name="T1">(Ladder or Selec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494cm" svg:y1="2.184cm" svg:x2="5.342cm" svg:y2="2.185cm" draw:start-shape="id3" draw:start-glue-point="1" draw:end-shape="id4" svg:d="m4494 2184 848 1">
          <text:p/>
        </draw:connector>
        <draw:connector draw:style-name="gr3" draw:text-style-name="P1" draw:layer="layout" draw:type="line" svg:x1="8.394cm" svg:y1="2.185cm" svg:x2="9.312cm" svg:y2="2.186cm" draw:start-shape="id4" draw:start-glue-point="1" draw:end-shape="id1" draw:end-glue-point="3" svg:d="m8394 2185 91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7-19T00:11:21</dc:date>
    <meta:editing-duration>PT00H17M27S</meta:editing-duration>
    <meta:editing-cycles>4</meta:editing-cycles>
    <meta:generator>OpenOffice.org/3.1$Linux OpenOffice.org_project/310m11$Build-9399</meta:generator>
    <meta:document-statistic meta:object-count="7"/>
  </office:meta>
</office:document-meta>
</file>